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AVIUS+TimesNewRomanPSMT" svg:font-family="LAVIUS+TimesNewRomanPSMT, 'Times New Roman PSMT'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XBMDB+TimesNewRomanPSMT" svg:font-family="VXBMDB+TimesNewRomanPSMT, Cambria" style:font-family-generic="roman"/>
  </office:font-face-decls>
  <office:automatic-styles>
    <style:style style:name="Table1" style:family="table">
      <style:table-properties style:width="6.9375in" fo:margin-left="0.425in" table:align="left" style:writing-mode="lr-tb"/>
    </style:style>
    <style:style style:name="Table1.A" style:family="table-column">
      <style:table-column-properties style:column-width="0.2625in"/>
    </style:style>
    <style:style style:name="Table1.B" style:family="table-column">
      <style:table-column-properties style:column-width="6.375in"/>
    </style:style>
    <style:style style:name="Table1.C" style:family="table-column">
      <style:table-column-properties style:column-width="0.3in"/>
    </style:style>
    <style:style style:name="Table1.1" style:family="table-row">
      <style:table-row-properties style:min-row-height="0.21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076in" fo:keep-together="auto"/>
    </style:style>
    <style:style style:name="Table1.4" style:family="table-row">
      <style:table-row-properties style:min-row-height="0.2014in" fo:keep-together="auto"/>
    </style:style>
    <style:style style:name="Table1.5" style:family="table-row">
      <style:table-row-properties style:min-row-height="0.3819in" fo:keep-together="auto"/>
    </style:style>
    <style:style style:name="Table1.6" style:family="table-row">
      <style:table-row-properties style:min-row-height="0.2389in" fo:keep-together="auto"/>
    </style:style>
    <style:style style:name="P1" style:family="paragraph" style:parent-style-name="CM10">
      <style:paragraph-properties fo:margin-left="0.5in" fo:margin-right="0.2508in" style:line-height-at-least="0.2083in" fo:text-align="justify" style:justify-single-word="false" fo:text-indent="0in" style:auto-text-indent="false"/>
    </style:style>
    <style:style style:name="P2" style:family="paragraph" style:parent-style-name="CM14">
      <style:paragraph-properties fo:margin-left="0.5in" fo:margin-right="0.2508in" style:line-height-at-least="0.2083in" fo:text-indent="0in" style:auto-text-indent="false"/>
    </style:style>
    <style:style style:name="P3" style:family="paragraph" style:parent-style-name="CM14">
      <style:paragraph-properties fo:margin-left="0.5in" fo:margin-right="0.2508in" style:line-height-at-least="0.2083in" fo:text-indent="0in" style:auto-text-indent="false"/>
      <style:text-properties style:font-name="Times New Roman" style:font-name-complex="Times New Roman"/>
    </style:style>
    <style:style style:name="P4" style:family="paragraph" style:parent-style-name="CM2">
      <style:paragraph-properties fo:margin-left="0.5in" fo:margin-right="0.2508in" fo:text-indent="0in" style:auto-text-indent="false"/>
    </style:style>
    <style:style style:name="P5" style:family="paragraph" style:parent-style-name="Default">
      <style:paragraph-properties fo:margin-left="0.5in" fo:margin-right="0.2508in" style:line-height-at-least="0.2083in" fo:text-align="justify" style:justify-single-word="false" fo:text-indent="0in" style:auto-text-indent="false"/>
    </style:style>
    <style:style style:name="P6" style:family="paragraph" style:parent-style-name="Default">
      <style:text-properties style:font-name="Times New Roman" style:font-name-complex="Times New Roman"/>
    </style:style>
    <style:style style:name="P7" style:family="paragraph" style:parent-style-name="Default">
      <style:paragraph-properties fo:margin-left="0.5in" fo:margin-right="0.2508in" style:line-height-at-least="0.2083in" fo:text-align="justify" style:justify-single-word="false" fo:text-indent="0in" style:auto-text-indent="false"/>
      <style:text-properties style:font-name="Times New Roman" style:font-name-complex="Times New Roman"/>
    </style:style>
    <style:style style:name="P8" style:family="paragraph" style:parent-style-name="Default">
      <style:paragraph-properties fo:margin-left="0in" fo:margin-right="0.2508in" style:line-height-at-least="0.2083in" fo:text-align="center" style:justify-single-word="false" fo:text-indent="0in" style:auto-text-indent="false"/>
      <style:text-properties style:font-name="Times New Roman" style:font-name-complex="Times New Roman"/>
    </style:style>
    <style:style style:name="P9" style:family="paragraph" style:parent-style-name="Default">
      <style:paragraph-properties fo:margin-left="0.5in" fo:margin-right="0.2508in" fo:text-indent="0in" style:auto-text-indent="false"/>
      <style:text-properties style:font-name="Times New Roman" style:font-name-complex="Times New Roman"/>
    </style:style>
    <style:style style:name="P10" style:family="paragraph" style:parent-style-name="Default">
      <style:paragraph-properties fo:margin-left="0in" fo:margin-right="0.2508in" fo:text-indent="0in" style:auto-text-indent="false"/>
    </style:style>
    <style:style style:name="P11" style:family="paragraph" style:parent-style-name="Default">
      <style:paragraph-properties fo:margin-left="0in" fo:margin-right="0.2508in" fo:text-indent="0in" style:auto-text-indent="false"/>
      <style:text-properties fo:color="#000000" loext:opacity="100%" style:font-name="Times New Roman" style:font-name-complex="Times New Roman"/>
    </style:style>
    <style:style style:name="P12" style:family="paragraph" style:parent-style-name="Default" style:list-style-name="WW8Num7">
      <style:paragraph-properties fo:margin-left="0.5in" fo:margin-right="0.2508in" fo:text-indent="0in" style:auto-text-indent="false"/>
      <style:text-properties fo:color="#000000" loext:opacity="100%" style:font-name="Times New Roman" style:font-name-complex="Times New Roman"/>
    </style:style>
    <style:style style:name="P13" style:family="paragraph" style:parent-style-name="Default" style:list-style-name="WW8Num7">
      <style:paragraph-properties fo:margin-left="0.5in" fo:margin-right="0.2508in" style:line-height-at-least="0.2417in" fo:text-indent="0in" style:auto-text-indent="false"/>
      <style:text-properties fo:color="#000000" loext:opacity="100%" style:font-name="Times New Roman" style:font-name-complex="Times New Roman"/>
    </style:style>
    <style:style style:name="P14" style:family="paragraph" style:parent-style-name="Default">
      <style:paragraph-properties fo:margin-left="0.5in" fo:margin-right="0.2508in" style:line-height-at-least="0.2417in" fo:text-indent="0in" style:auto-text-indent="false"/>
      <style:text-properties fo:color="#000000" loext:opacity="100%" style:font-name="Times New Roman" style:font-name-complex="Times New Roman"/>
    </style:style>
    <style:style style:name="P15" style:family="paragraph" style:parent-style-name="Default">
      <style:paragraph-properties fo:margin-left="0.5in" fo:margin-right="0.2508in" fo:text-indent="0in" style:auto-text-indent="false"/>
      <style:text-properties fo:color="#000000" loext:opacity="100%" style:font-name="Times New Roman" style:font-name-complex="Times New Roman"/>
    </style:style>
    <style:style style:name="P16" style:family="paragraph" style:parent-style-name="Default" style:list-style-name="WW8Num1">
      <style:paragraph-properties fo:margin-left="0.5in" fo:margin-right="0.2508in" fo:text-indent="0in" style:auto-text-indent="false"/>
      <style:text-properties fo:color="#000000" loext:opacity="100%" style:font-name="Times New Roman" style:font-name-complex="Times New Roman"/>
    </style:style>
    <style:style style:name="P17" style:family="paragraph" style:parent-style-name="Default">
      <style:paragraph-properties fo:margin-left="0.522in" fo:margin-right="0.2508in" style:line-height-at-least="0.2346in" fo:text-indent="0in" style:auto-text-indent="false"/>
      <style:text-properties fo:color="#000000" loext:opacity="100%" style:font-name="Times New Roman" style:font-name-complex="Times New Roman"/>
    </style:style>
    <style:style style:name="P18" style:family="paragraph" style:parent-style-name="Default">
      <style:paragraph-properties fo:margin-left="0in" fo:margin-right="0.2508in" style:line-height-at-least="0.2083in" fo:text-indent="0in" style:auto-text-indent="false" style:snap-to-layout-grid="false"/>
      <style:text-properties fo:color="#000000" loext:opacity="100%" style:font-name="Times New Roman" fo:font-weight="bold" officeooo:rsid="000ce9f6" officeooo:paragraph-rsid="000ce9f6" style:font-weight-asian="bold" style:font-name-complex="Times New Roman"/>
    </style:style>
    <style:style style:name="P19" style:family="paragraph" style:parent-style-name="Default">
      <style:paragraph-properties fo:margin-left="0.522in" fo:margin-right="0.2508in" style:line-height-at-least="0.2346in" fo:text-indent="0in" style:auto-text-indent="false"/>
      <style:text-properties fo:color="#000000" loext:opacity="100%" style:font-name="Times New Roman" fo:font-size="12pt" style:font-name-asian="Calibri" style:font-size-asian="12pt" style:font-name-complex="Times New Roman" style:font-size-complex="12pt"/>
    </style:style>
    <style:style style:name="P20" style:family="paragraph" style:parent-style-name="Default">
      <style:paragraph-properties fo:margin-left="0in" fo:margin-right="0.2508in" style:line-height-at-least="0.2083in" fo:text-indent="0in" style:auto-text-indent="false" style:snap-to-layout-grid="false"/>
      <style:text-properties fo:color="#000000" loext:opacity="100%" style:font-name="Times New Roman" fo:font-weight="normal" officeooo:rsid="000ce9f6" officeooo:paragraph-rsid="000ce9f6" style:font-weight-asian="normal" style:font-name-complex="Times New Roman" style:font-weight-complex="normal"/>
    </style:style>
    <style:style style:name="P21" style:family="paragraph" style:parent-style-name="Default" style:list-style-name="WW8Num7">
      <style:paragraph-properties fo:margin-left="0.5in" fo:margin-right="0.2508in" fo:text-indent="0in" style:auto-text-indent="false"/>
      <style:text-properties fo:color="#000000" loext:opacity="100%"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22" style:family="paragraph" style:parent-style-name="Default" style:list-style-name="WW8Num1">
      <style:paragraph-properties fo:margin-left="0.5in" fo:margin-right="0.2508in" fo:text-indent="0in" style:auto-text-indent="false"/>
      <style:text-properties fo:color="#000000" loext:opacity="100%"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23" style:family="paragraph" style:parent-style-name="Default" style:list-style-name="WW8Num7">
      <style:paragraph-properties fo:margin-left="0.5in" fo:margin-right="0.2508in" fo:text-indent="0in" style:auto-text-indent="false"/>
    </style:style>
    <style:style style:name="P24" style:family="paragraph" style:parent-style-name="Default" style:list-style-name="WW8Num1">
      <style:paragraph-properties fo:margin-left="0.5in" fo:margin-right="0.2508in" fo:text-indent="0in" style:auto-text-indent="false"/>
    </style:style>
    <style:style style:name="P25" style:family="paragraph" style:parent-style-name="Default" style:list-style-name="WW8Num1">
      <style:paragraph-properties fo:margin-left="0.5in" fo:margin-right="0.2508in" style:line-height-at-least="0.2346in" fo:text-indent="0.022in" style:auto-text-indent="false"/>
    </style:style>
    <style:style style:name="P26" style:family="paragraph" style:parent-style-name="Default">
      <style:paragraph-properties fo:margin-left="0.5in" fo:margin-right="0.2508in" fo:text-indent="0in" style:auto-text-indent="false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Heading_20_1">
      <style:paragraph-properties fo:margin-left="0in" fo:margin-right="0.2508in" fo:text-align="center" style:justify-single-word="false" fo:text-indent="0in" style:auto-text-indent="false"/>
    </style:style>
    <style:style style:name="P29" style:family="paragraph" style:parent-style-name="List_20_Paragraph">
      <style:text-properties fo:font-size="14pt" fo:font-weight="bold" style:font-size-asian="14pt" style:font-weight-asian="bold"/>
    </style:style>
    <style:style style:name="P30" style:family="paragraph" style:parent-style-name="No_20_Spacing">
      <style:paragraph-properties fo:margin-left="0in" fo:margin-right="0.2508in" fo:text-indent="0.5in" style:auto-text-indent="false"/>
    </style:style>
    <style:style style:name="P31" style:family="paragraph" style:parent-style-name="No_20_Spacing">
      <style:paragraph-properties fo:margin-left="0.5in" fo:margin-right="0.2508in" fo:text-indent="0in" style:auto-text-indent="false"/>
      <style:text-properties style:font-name="Times New Roman" fo:font-size="12pt" style:font-size-asian="12pt" style:font-name-complex="Times New Roman" style:font-size-complex="12pt"/>
    </style:style>
    <style:style style:name="P32" style:family="paragraph" style:parent-style-name="No_20_Spacing">
      <style:paragraph-properties fo:margin-left="0in" fo:margin-right="0.2508in" fo:text-indent="0.5in" style:auto-text-indent="false"/>
      <style:text-properties style:font-name="Times New Roman" fo:font-size="12pt" style:font-name-asian="Calibri" style:font-size-asian="12pt" style:font-name-complex="Times New Roman" style:font-size-complex="12pt"/>
    </style:style>
    <style:style style:name="P33" style:family="paragraph" style:parent-style-name="No_20_Spacing">
      <style:paragraph-properties fo:margin-left="0.5in" fo:margin-right="0.2508in" fo:text-indent="0.5in" style:auto-text-indent="false"/>
      <style:text-properties style:font-name="Times New Roman" fo:font-size="12pt" style:font-name-asian="Calibri" style:font-size-asian="12pt" style:font-name-complex="Times New Roman" style:font-size-complex="12pt"/>
    </style:style>
    <style:style style:name="P34" style:family="paragraph" style:parent-style-name="No_20_Spacing">
      <style:paragraph-properties fo:margin-left="0.5in" fo:margin-right="0.2508in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" style:font-size-complex="12pt"/>
    </style:style>
    <style:style style:name="P35" style:family="paragraph" style:parent-style-name="No_20_Spacing">
      <style:paragraph-properties fo:margin-left="0.5in" fo:margin-right="0.2508in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36" style:family="paragraph" style:parent-style-name="No_20_Spacing">
      <style:paragraph-properties fo:margin-left="0.5in" fo:margin-right="0.2508in" fo:text-indent="0in" style:auto-text-indent="false"/>
    </style:style>
    <style:style style:name="P37" style:family="paragraph" style:parent-style-name="No_20_Spacing">
      <style:paragraph-properties fo:margin-left="0in" fo:margin-right="0.2508in" fo:text-indent="0.5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No_20_Spacing">
      <style:paragraph-properties fo:margin-left="0.5in" fo:margin-right="0.2508in" fo:text-indent="0in" style:auto-text-indent="false"/>
      <style:text-properties style:font-name="Courier New" style:font-name-complex="Courier New"/>
    </style:style>
    <style:style style:name="P39" style:family="paragraph" style:parent-style-name="No_20_Spacing">
      <style:paragraph-properties fo:margin-left="0.5in" fo:margin-right="0.2508in" fo:text-indent="0in" style:auto-text-indent="false" fo:padding-left="0in" fo:padding-right="0in" fo:padding-top="0in" fo:padding-bottom="0.0138in" fo:border-left="none" fo:border-right="none" fo:border-top="none" fo:border-bottom="0.74pt solid #000000" style:shadow="none"/>
      <style:text-properties style:font-name="Courier New" style:font-name-complex="Courier New"/>
    </style:style>
    <style:style style:name="P40" style:family="paragraph" style:parent-style-name="No_20_Spacing">
      <style:paragraph-properties fo:margin-left="0.5in" fo:margin-right="0.2508in" fo:text-indent="0in" style:auto-text-indent="false"/>
      <style:text-properties style:font-name="Courier New" officeooo:paragraph-rsid="000f8f13" style:font-name-complex="Courier New"/>
    </style:style>
    <style:style style:name="P41" style:family="paragraph" style:parent-style-name="No_20_Spacing">
      <style:paragraph-properties fo:margin-left="0.5in" fo:margin-right="0.2508in" fo:text-indent="0in" style:auto-text-indent="false"/>
      <style:text-properties style:font-name="Courier New" officeooo:paragraph-rsid="00127002" style:font-name-complex="Courier New"/>
    </style:style>
    <style:style style:name="P42" style:family="paragraph" style:parent-style-name="No_20_Spacing">
      <style:paragraph-properties fo:margin-left="0.5in" fo:margin-right="0.2508in" fo:text-indent="0in" style:auto-text-indent="false"/>
      <style:text-properties fo:color="#ff0000" loext:opacity="100%" style:font-name="Courier New" style:font-name-complex="Courier New"/>
    </style:style>
    <style:style style:name="P43" style:family="paragraph" style:parent-style-name="No_20_Spacing">
      <style:paragraph-properties fo:margin-left="0.5in" fo:margin-right="0.2508in" fo:text-indent="0in" style:auto-text-indent="false" fo:padding-left="0in" fo:padding-right="0in" fo:padding-top="0in" fo:padding-bottom="0.0138in" fo:border-left="none" fo:border-right="none" fo:border-top="none" fo:border-bottom="0.74pt solid #000000" style:shadow="none"/>
      <style:text-properties fo:color="#ff0000" loext:opacity="100%" style:font-name="Courier New" style:font-name-complex="Courier New"/>
    </style:style>
    <style:style style:name="P44" style:family="paragraph" style:parent-style-name="No_20_Spacing">
      <style:paragraph-properties fo:margin-left="0.5in" fo:margin-right="0.2508in" fo:text-indent="0in" style:auto-text-indent="false"/>
      <style:text-properties fo:color="#ff0000" loext:opacity="100%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45" style:family="paragraph" style:parent-style-name="No_20_Spacing">
      <style:paragraph-properties fo:margin-left="0.5in" fo:margin-right="0.2508in" fo:text-indent="0in" style:auto-text-indent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46" style:family="paragraph" style:parent-style-name="No_20_Spacing">
      <style:paragraph-properties fo:margin-left="0.5in" fo:margin-right="0.2508in" fo:text-indent="0in" style:auto-text-indent="false"/>
      <style:text-properties fo:color="#000000" loext:opacity="100%" style:font-name="Times New Roman" fo:font-size="12pt" officeooo:rsid="0014e76b" officeooo:paragraph-rsid="0014e76b" style:font-size-asian="12pt" style:font-name-complex="Times New Roman" style:font-size-complex="12pt"/>
    </style:style>
    <style:style style:name="P47" style:family="paragraph" style:parent-style-name="No_20_Spacing">
      <style:paragraph-properties fo:margin-left="0.5in" fo:margin-right="0.2508in" fo:text-indent="0in" style:auto-text-indent="false"/>
      <style:text-properties fo:color="#000000" loext:opacity="100%" style:font-name="Times New Roman" fo:font-size="12pt" officeooo:paragraph-rsid="0014e76b" style:font-size-asian="12pt" style:font-name-complex="Times New Roman" style:font-size-complex="12pt"/>
    </style:style>
    <style:style style:name="P48" style:family="paragraph" style:parent-style-name="No_20_Spacing">
      <style:paragraph-properties fo:margin-left="0.5in" fo:margin-right="0.2508in" fo:text-indent="0in" style:auto-text-indent="false"/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P49" style:family="paragraph" style:parent-style-name="No_20_Spacing">
      <style:paragraph-properties fo:margin-left="0.5in" fo:margin-right="0.2508in" fo:text-indent="0in" style:auto-text-indent="false"/>
      <style:text-properties fo:color="#000000" loext:opacity="100%" style:font-name="Times New Roman" fo:font-size="12pt" fo:font-weight="bold" officeooo:rsid="00130daa" officeooo:paragraph-rsid="00130daa" style:font-size-asian="12pt" style:font-weight-asian="bold" style:font-name-complex="Times New Roman" style:font-size-complex="12pt"/>
    </style:style>
    <style:style style:name="P50" style:family="paragraph" style:parent-style-name="No_20_Spacing">
      <style:paragraph-properties fo:margin-left="0.5in" fo:margin-right="0.2508in" fo:text-indent="0in" style:auto-text-indent="false"/>
      <style:text-properties fo:color="#000000" loext:opacity="100%" style:font-name="Times New Roman" fo:font-size="12pt" fo:font-weight="bold" officeooo:rsid="00156459" officeooo:paragraph-rsid="00156459" style:font-size-asian="12pt" style:font-weight-asian="bold" style:font-name-complex="Times New Roman" style:font-size-complex="12pt"/>
    </style:style>
    <style:style style:name="P51" style:family="paragraph" style:parent-style-name="No_20_Spacing">
      <style:paragraph-properties fo:margin-left="0.5in" fo:margin-right="0.2508in" fo:text-indent="0in" style:auto-text-indent="false"/>
      <style:text-properties fo:color="#000000" loext:opacity="100%" style:font-name="Times New Roman" fo:font-size="12pt" fo:font-weight="bold" officeooo:rsid="00156459" officeooo:paragraph-rsid="0016c69a" style:font-size-asian="12pt" style:font-weight-asian="bold" style:font-name-complex="Times New Roman" style:font-size-complex="12pt"/>
    </style:style>
    <style:style style:name="P52" style:family="paragraph" style:parent-style-name="No_20_Spacing">
      <style:paragraph-properties fo:margin-left="0.5in" fo:margin-right="0.2508in" fo:text-indent="0in" style:auto-text-indent="false"/>
      <style:text-properties fo:color="#000000" loext:opacity="100%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53" style:family="paragraph" style:parent-style-name="No_20_Spacing">
      <style:paragraph-properties fo:margin-left="0.5in" fo:margin-right="0.2508in" fo:text-indent="0in" style:auto-text-indent="false"/>
      <style:text-properties fo:color="#000000" loext:opacity="100%" style:font-name="Arial" fo:font-size="9.5pt" style:font-size-asian="9.5pt" style:font-name-complex="Arial" style:font-size-complex="9.5pt"/>
    </style:style>
    <style:style style:name="P54" style:family="paragraph" style:parent-style-name="No_20_Spacing">
      <style:paragraph-properties fo:margin-left="0.5in" fo:margin-right="0.2508in" fo:text-indent="0in" style:auto-text-indent="false"/>
      <style:text-properties fo:color="#c9211e" loext:opacity="100%" style:font-name="Courier New" officeooo:rsid="00127002" officeooo:paragraph-rsid="00127002" style:font-name-complex="Courier New"/>
    </style:style>
    <style:style style:name="P55" style:family="paragraph" style:parent-style-name="No_20_Spacing">
      <style:paragraph-properties fo:margin-left="0.5in" fo:margin-right="0.2508in" fo:text-indent="0in" style:auto-text-indent="false" fo:padding-left="0in" fo:padding-right="0in" fo:padding-top="0in" fo:padding-bottom="0.0138in" fo:border-left="none" fo:border-right="none" fo:border-top="none" fo:border-bottom="0.74pt solid #000000" style:shadow="none"/>
      <style:text-properties fo:color="#c9211e" loext:opacity="100%" style:font-name="Courier New" officeooo:rsid="00127002" officeooo:paragraph-rsid="00127002" style:font-name-complex="Courier New"/>
    </style:style>
    <style:style style:name="P56" style:family="paragraph" style:parent-style-name="No_20_Spacing">
      <style:paragraph-properties fo:margin-left="0.5in" fo:margin-right="0.2508in" fo:text-indent="0in" style:auto-text-indent="false"/>
      <style:text-properties officeooo:paragraph-rsid="00130daa"/>
    </style:style>
    <style:style style:name="P57" style:family="paragraph" style:parent-style-name="Standard">
      <style:paragraph-properties fo:margin-left="0in" fo:margin-right="0.2508in" fo:text-indent="0in" style:auto-text-indent="false"/>
    </style:style>
    <style:style style:name="P58" style:family="paragraph" style:parent-style-name="Standard">
      <style:paragraph-properties fo:margin-left="0in" fo:margin-right="0.2508in" fo:text-indent="0in" style:auto-text-indent="false"/>
      <style:text-properties fo:font-size="10pt" fo:language="none" fo:country="none" style:font-size-asian="10pt" style:language-asian="none" style:country-asian="none"/>
    </style:style>
    <style:style style:name="P59" style:family="paragraph" style:parent-style-name="Standard">
      <style:paragraph-properties fo:margin-left="0in" fo:margin-right="0.2508in" fo:text-indent="0in" style:auto-text-indent="false"/>
      <style:text-properties fo:font-size="18pt" fo:font-weight="bold" style:font-size-asian="18pt" style:font-weight-asian="bold"/>
    </style:style>
    <style:style style:name="P60" style:family="paragraph" style:parent-style-name="Standard">
      <style:paragraph-properties fo:margin-left="0in" fo:margin-right="0.2508in" fo:text-indent="0in" style:auto-text-indent="false">
        <style:tab-stops>
          <style:tab-stop style:position="5.4272in"/>
        </style:tab-stops>
      </style:paragraph-properties>
    </style:style>
    <style:style style:name="P61" style:family="paragraph" style:parent-style-name="Standard">
      <style:paragraph-properties fo:margin-left="0in" fo:margin-right="0.2508in" fo:text-indent="0in" style:auto-text-indent="false" fo:padding-left="0.0555in" fo:padding-right="0.0555in" fo:padding-top="0.0138in" fo:padding-bottom="0.0138in" fo:border="0.51pt solid #000000" style:shadow="none"/>
      <style:text-properties fo:font-size="14pt" style:font-size-asian="14pt"/>
    </style:style>
    <style:style style:name="P62" style:family="paragraph" style:parent-style-name="Standard">
      <style:paragraph-properties fo:margin-left="0in" fo:margin-right="0.2508in" fo:text-align="justify" style:justify-single-word="false" fo:text-indent="0in" style:auto-text-indent="false" fo:padding-left="0.0555in" fo:padding-right="0.0555in" fo:padding-top="0.0138in" fo:padding-bottom="0.0138in" fo:border="0.51pt solid #000000" style:shadow="none"/>
      <style:text-properties fo:font-size="14pt" fo:font-weight="bold" style:font-size-asian="14pt" style:font-weight-asian="bold"/>
    </style:style>
    <style:style style:name="P63" style:family="paragraph" style:parent-style-name="Standard" style:list-style-name="WW8Num8">
      <style:paragraph-properties fo:margin-left="0in" fo:margin-right="0.2508in" fo:margin-top="0in" fo:margin-bottom="0in" style:contextual-spacing="false" fo:line-height="100%" fo:text-align="justify" style:justify-single-word="false" fo:text-indent="0in" style:auto-text-indent="false" fo:padding-left="0.0555in" fo:padding-right="0.0555in" fo:padding-top="0.0138in" fo:padding-bottom="0.0138in" fo:border="0.51pt solid #000000" style:shadow="none"/>
      <style:text-properties fo:font-size="14pt" fo:font-weight="bold" style:font-size-asian="14pt" style:font-weight-asian="bold"/>
    </style:style>
    <style:style style:name="P64" style:family="paragraph" style:parent-style-name="Standard" style:list-style-name="WW8Num8">
      <style:paragraph-properties fo:margin-left="0in" fo:margin-right="0.2508in" fo:margin-top="0in" fo:margin-bottom="0in" style:contextual-spacing="false" fo:line-height="100%" fo:text-indent="0in" style:auto-text-indent="false" fo:padding-left="0.0555in" fo:padding-right="0.0555in" fo:padding-top="0.0138in" fo:padding-bottom="0.0138in" fo:border="0.51pt solid #000000" style:shadow="none"/>
      <style:text-properties fo:font-size="14pt" fo:font-weight="bold" style:font-size-asian="14pt" style:font-weight-asian="bold"/>
    </style:style>
    <style:style style:name="P65" style:family="paragraph" style:parent-style-name="Standard" style:list-style-name="WW8Num8">
      <style:paragraph-properties fo:margin-left="0in" fo:margin-right="0.2508in" fo:margin-top="0in" fo:margin-bottom="0in" style:contextual-spacing="false" fo:line-height="100%" fo:text-align="justify" style:justify-single-word="false" fo:text-indent="0in" style:auto-text-indent="false" fo:padding-left="0.0555in" fo:padding-right="0.0555in" fo:padding-top="0.0138in" fo:padding-bottom="0.0138in" fo:border="0.51pt solid #000000" style:shadow="none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indent="0.5in" style:auto-text-indent="false" style:text-autospace="none"/>
    </style:style>
    <style:style style:name="P67" style:family="paragraph" style:parent-style-name="Standard">
      <style:paragraph-properties fo:margin-left="0.5in" fo:margin-right="0.2508in" fo:margin-top="0in" fo:margin-bottom="0in" style:contextual-spacing="false" fo:line-height="100%" fo:orphans="0" fo:widows="0" fo:text-indent="0in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indent="0.5in" style:auto-text-indent="false" style:text-autospace="none"/>
      <style:text-properties style:font-name="Times New Roman" fo:font-size="12pt" fo:font-weight="bold" officeooo:rsid="000e49cc" officeooo:paragraph-rsid="000e49cc" style:font-name-asian="Calibri" style:font-size-asian="12pt" style:font-weight-asian="bold" style:font-name-complex="Times New Roman" style:font-size-complex="12pt" style:font-weight-complex="bold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indent="0.5in" style:auto-text-indent="false" style:text-autospace="none"/>
      <style:text-properties style:font-name="Times New Roman" fo:font-size="12pt" style:font-name-asian="Calibri" style:font-size-asian="12pt" style:font-name-complex="Times New Roman" style:font-size-complex="12pt"/>
    </style:style>
    <style:style style:name="P70" style:family="paragraph" style:parent-style-name="Standard">
      <style:paragraph-properties fo:margin-left="0.5in" fo:margin-right="0in" fo:margin-top="0in" fo:margin-bottom="0in" style:contextual-spacing="false" fo:line-height="100%" fo:text-indent="0.5in" style:auto-text-indent="false" style:text-autospace="none"/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" style:font-size-complex="12pt" style:font-weight-complex="bold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indent="0.5in" style:auto-text-indent="false" style:text-autospace="none"/>
      <style:text-properties style:font-name="Times New Roman" fo:font-size="12pt" style:text-underline-style="solid" style:text-underline-width="auto" style:text-underline-color="font-color" fo:font-weight="bold" officeooo:paragraph-rsid="000e49cc" style:font-name-asian="Calibri" style:font-size-asian="12pt" style:font-weight-asian="bold" style:font-name-complex="Times New Roman" style:font-size-complex="12pt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indent="0.5in" style:auto-text-indent="false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3" style:family="paragraph">
      <loext:graphic-properties draw:fill="solid" draw:fill-color="#ffffff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0ce9f6" style:font-size-asian="18pt" style:font-weight-asian="bold"/>
    </style:style>
    <style:style style:name="T5" style:family="text">
      <style:text-properties fo:font-size="18pt" style:text-underline-style="solid" style:text-underline-width="auto" style:text-underline-color="font-color" officeooo:rsid="000ce9f6"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11" style:family="text">
      <style:text-properties style:font-name="Times New Roman" style:text-underline-style="solid" style:text-underline-width="auto" style:text-underline-color="font-color" fo:font-weight="bold" officeooo:rsid="000ce9f6" style:font-weight-asian="bold" style:font-name-complex="Times New Roman" style:font-weight-complex="bold"/>
    </style:style>
    <style:style style:name="T12" style:family="text">
      <style:text-properties style:font-name="Times New Roman" fo:font-weight="bold" style:font-weight-asian="bold" style:font-name-complex="Times New Roman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style:font-name="Times New Roman" fo:font-size="12pt" style:font-size-asian="12pt" style:font-name-complex="Times New Roman" style:font-size-complex="12pt"/>
    </style:style>
    <style:style style:name="T15" style:family="text">
      <style:text-properties style:font-name="Times New Roman" fo:font-size="12pt" style:font-name-asian="Calibri" style:font-size-asian="12pt" style:font-name-complex="Times New Roman" style:font-size-complex="12pt"/>
    </style:style>
    <style:style style:name="T16" style:family="text">
      <style:text-properties style:font-name="Times New Roman" fo:font-size="12pt" style:font-name-asian="Calibri" style:font-size-asian="12pt" style:font-name-complex="Times New Roman" style:font-size-complex="12pt" style:font-style-complex="italic"/>
    </style:style>
    <style:style style:name="T17" style:family="text">
      <style:text-properties style:font-name="Times New Roman" fo:font-size="12pt" fo:font-style="italic" style:font-name-asian="Calibri" style:font-size-asian="12pt" style:font-style-asian="italic" style:font-name-complex="Times New Roman" style:font-size-complex="12pt" style:font-style-complex="italic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1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" style:font-size-complex="12pt"/>
    </style:style>
    <style:style style:name="T21" style:family="text"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Times New Roman" fo:font-size="12pt" style:text-underline-style="none" fo:font-weight="normal" style:font-name-asian="Calibri" style:font-size-asian="12pt" style:font-weight-asian="normal" style:font-name-complex="Times New Roman" style:font-size-complex="12pt" style:font-weight-complex="normal"/>
    </style:style>
    <style:style style:name="T23" style:family="text">
      <style:text-properties style:font-name="Times New Roman" fo:font-size="12pt" style:text-underline-style="none" fo:font-weight="normal" officeooo:rsid="000d71a1" style:font-name-asian="Calibri" style:font-size-asian="12pt" style:font-weight-asian="normal" style:font-name-complex="Times New Roman" style:font-size-complex="12pt" style:font-weight-complex="normal"/>
    </style:style>
    <style:style style:name="T24" style:family="text">
      <style:text-properties style:font-name="Times New Roman" fo:font-style="italic" style:font-style-asian="italic" style:font-name-complex="Times New Roman" style:font-style-complex="italic"/>
    </style:style>
    <style:style style:name="T25" style:family="text">
      <style:text-properties fo:color="#000000" loext:opacity="100%"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26" style:family="text">
      <style:text-properties fo:color="#000000" loext:opacity="100%" style:font-name="Times New Roman" fo:font-weight="bold" style:font-weight-asian="bold" style:font-name-complex="Times New Roman" style:font-weight-complex="bold"/>
    </style:style>
    <style:style style:name="T27" style:family="text">
      <style:text-properties fo:color="#000000" loext:opacity="100%" style:font-name="Times New Roman" style:font-name-complex="Times New Roman"/>
    </style:style>
    <style:style style:name="T2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29" style:family="text">
      <style:text-properties fo:color="#000000" loext:opacity="100%" style:font-name="Arial" fo:font-size="9.5pt" style:font-size-asian="9.5pt" style:font-name-complex="Arial" style:font-size-complex="9.5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Courier New" style:font-name-complex="Courier New"/>
    </style:style>
    <style:style style:name="T33" style:family="text">
      <style:text-properties style:font-name="Courier New" officeooo:rsid="00112bb8" style:font-name-complex="Courier New"/>
    </style:style>
    <style:style style:name="T34" style:family="text">
      <style:text-properties style:font-name="Courier New" officeooo:rsid="00130daa" style:font-name-complex="Courier New"/>
    </style:style>
    <style:style style:name="T35" style:family="text">
      <style:text-properties fo:color="#ff0000" loext:opacity="100%"/>
    </style:style>
    <style:style style:name="T36" style:family="text">
      <style:text-properties fo:color="#ff0000" loext:opacity="100%" style:font-name="Courier New" style:font-name-complex="Courier New"/>
    </style:style>
    <style:style style:name="T37" style:family="text">
      <style:text-properties fo:color="#ff0000" loext:opacity="100%" style:font-name="Courier New" officeooo:rsid="00130daa" style:font-name-complex="Courier New"/>
    </style:style>
    <style:style style:name="T38" style:family="text">
      <style:text-properties fo:color="#ff0000" loext:opacity="100%"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39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style:font-name-asian="Courier New"/>
    </style:style>
    <style:style style:name="T41" style:family="text">
      <style:text-properties fo:color="#c9211e" loext:opacity="100%"/>
    </style:style>
    <style:style style:name="T42" style:family="text">
      <style:text-properties fo:color="#c9211e" loext:opacity="100%" style:font-name="Courier New" officeooo:rsid="00112bb8" style:font-name-complex="Courier New"/>
    </style:style>
    <style:style style:name="T43" style:family="text">
      <style:text-properties fo:color="#c9211e" loext:opacity="100%" officeooo:rsid="00127002"/>
    </style:style>
    <style:style style:name="T44" style:family="text">
      <style:text-properties officeooo:rsid="00112bb8"/>
    </style:style>
    <style:style style:name="T45" style:family="text">
      <style:text-properties officeooo:rsid="0014e76b"/>
    </style:style>
    <style:style style:name="T46" style:family="text">
      <style:text-properties officeooo:rsid="00156459"/>
    </style:style>
    <style:style style:name="T47" style:family="text">
      <style:text-properties officeooo:rsid="0016c69a"/>
    </style:style>
    <style:style style:name="gr1" style:family="graphic">
      <style:graphic-properties draw:stroke="solid" svg:stroke-width="0.0346in" svg:stroke-color="#000000" draw:stroke-linejoin="miter" draw:fill="solid" draw:fill-color="#ffffff" draw:textarea-horizontal-align="left" draw:textarea-vertical-align="top" draw:auto-grow-height="false" fo:min-height="0.7043in" fo:min-width="0.5374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draw:custom-shape text:anchor-type="char" draw:z-index="0" draw:style-name="gr1" draw:text-style-name="P73" svg:width="1.2504in" svg:height="1.2504in" svg:x="6.3437in" svg:y="0.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28" text:outline-level="1"><text:span text:style-name="T2">CSE130 - Dr. Roman V. Yampolskiy</text:span></text:h>
      <text:h text:style-name="P28" text:outline-level="1"><text:span text:style-name="T2">Introduction to Programming Languages</text:span></text:h>
      <text:h text:style-name="P28" text:outline-level="1"><text:span text:style-name="T2">Examination 2</text:span></text:h>
      <text:p text:style-name="P59"/>
      <text:p text:style-name="P57"/>
      <text:p text:style-name="P60"><text:tab/></text:p>
      <text:p text:style-name="Standard">Please <text:span text:style-name="T7">Print</text:span></text:p>
      <text:p text:style-name="P57"><text:span text:style-name="T2">Name: </text:span><text:span text:style-name="T3"><text:tab/></text:span><text:span text:style-name="T4">Richard Douglas</text:span><text:span text:style-name="T2"> Section: </text:span><text:span text:style-name="T4">cse130</text:span><text:span text:style-name="T6"> <text:s/></text:span><text:span text:style-name="T2">User ID:</text:span><text:span text:style-name="T6"> </text:span><text:span text:style-name="T5">5540894</text:span></text:p>
      <text:p text:style-name="P61"/>
      <text:list xml:id="list3962250206" text:style-name="WW8Num8">
        <text:list-item>
          <text:p text:style-name="P65"><text:span text:style-name="T9">Books, Notes, Calculators, AI, etc. are not allowed.</text:span></text:p>
        </text:list-item>
      </text:list>
      <text:p text:style-name="P62"/>
      <text:list xml:id="list130810897199640" text:continue-numbering="true" text:style-name="WW8Num8">
        <text:list-item>
          <text:p text:style-name="P63">You may not interact with anyone except the instructor during the examination.</text:p>
        </text:list-item>
      </text:list>
      <text:p text:style-name="P62"/>
      <text:list xml:id="list130810849957458" text:continue-numbering="true" text:style-name="WW8Num8">
        <text:list-item>
          <text:p text:style-name="P64">You may not share any materials, offices supplies, etc. with anyone.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1"><text:span text:style-name="T25">Problem 1</text:span><text:span text:style-name="T26"> </text:span><text:span text:style-name="T27">(6 points)</text:span><text:span text:style-name="T26">:</text:span><text:span text:style-name="T27"> </text:span></text:p>
      <text:p text:style-name="P67"/>
      <text:p text:style-name="P5"><text:span text:style-name="T24">For each of the following, write T if the statement is true and F if it is false. You must use T or F. Do not use x’s or check marks they will be counted as wrong answers</text:span><text:span text:style-name="T13">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1</text:p>
          </table:table-cell>
          <table:table-cell table:style-name="Table1.B1" office:value-type="string">
            <text:p text:style-name="P10"><text:span text:style-name="T27">OOP stands for Object Only Property.</text:span></text:p>
          </table:table-cell>
          <table:table-cell table:style-name="Table1.A1" office:value-type="string">
            <text:p text:style-name="P20">F</text:p>
          </table:table-cell>
        </table:table-row>
        <table:table-row table:style-name="Table1.2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11">Polymorphism means that each object can be used in more than one program.</text:p>
          </table:table-cell>
          <table:table-cell table:style-name="Table1.A1" office:value-type="string">
            <text:p text:style-name="P20">F</text:p>
          </table:table-cell>
        </table:table-row>
        <table:table-row table:style-name="Table1.2"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10"><text:span text:style-name="T27">Encapsulation means that memory is dynamically allocated.</text:span></text:p>
          </table:table-cell>
          <table:table-cell table:style-name="Table1.A1" office:value-type="string">
            <text:p text:style-name="P18">F</text:p>
          </table:table-cell>
        </table:table-row>
        <table:table-row table:style-name="Table1.4">
          <table:table-cell table:style-name="Table1.A1" office:value-type="string">
            <text:p text:style-name="P8">4</text:p>
          </table:table-cell>
          <table:table-cell table:style-name="Table1.B1" office:value-type="string">
            <text:p text:style-name="P10"><text:span text:style-name="T27">The purpose of a constructor is to allocate memory to class instances. </text:span></text:p>
          </table:table-cell>
          <table:table-cell table:style-name="Table1.A1" office:value-type="string">
            <text:p text:style-name="P18">T</text:p>
          </table:table-cell>
        </table:table-row>
        <table:table-row table:style-name="Table1.5"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10"><text:span text:style-name="T27">To make a function an inline function place the reserved word inline before the function name, and define the function before any calls are made to it. </text:span></text:p>
          </table:table-cell>
          <table:table-cell table:style-name="Table1.A1" office:value-type="string">
            <text:p text:style-name="P18">T</text:p>
          </table:table-cell>
        </table:table-row>
        <table:table-row table:style-name="Table1.6"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10"><text:span text:style-name="T27">Inheritance makes it possible to use code written in a different language. </text:span></text:p>
          </table:table-cell>
          <table:table-cell table:style-name="Table1.A1" office:value-type="string">
            <text:p text:style-name="P18">F</text:p>
          </table:table-cell>
        </table:table-row>
      </table:table>
      <text:p text:style-name="P7"/>
      <text:p text:style-name="P4"><text:span text:style-name="T10">Problem 2:</text:span><text:span text:style-name="T13"> (12 points) </text:span></text:p>
      <text:p text:style-name="P4"><text:span text:style-name="T13">1. Suppose we’ve defined a book class to include a setTitle method with a prototype: </text:span></text:p>
      <text:p text:style-name="P9"/>
      <text:p text:style-name="P3">void setTitle(char *); </text:p>
      <text:p text:style-name="P6"/>
      <text:p text:style-name="P2"><text:span text:style-name="T13">Suppose further we have an instance of the book class named bookOne. Determine which of the following statements correctly invokes the setTitle method: </text:span><text:span text:style-name="T11">C</text:span></text:p>
      <text:p text:style-name="P6"/>
      <text:list xml:id="list2757556745" text:style-name="WW8Num7">
        <text:list-item>
          <text:p text:style-name="P23"><text:span text:style-name="T27">a. title = BookOne.setTitle(“Book One”); </text:span></text:p>
        </text:list-item>
        <text:list-item>
          <text:p text:style-name="P12">b. title = book.setTitle(“Book One”); </text:p>
        </text:list-item>
        <text:list-item>
          <text:p text:style-name="P21">c. bookOne.setTitle(“Book One”); </text:p>
        </text:list-item>
        <text:list-item>
          <text:p text:style-name="P13">d. book.setTitle(“Book One”); </text:p>
        </text:list-item>
      </text:list>
      <text:p text:style-name="P15"/>
      <text:p text:style-name="P14">2. Let v be a static variable defined in a function called f </text:p>
      <text:p text:style-name="P14"/>
      <text:list xml:id="list3580059428" text:style-name="WW8Num1">
        <text:list-item>
          <text:p text:style-name="P16">a. v gets initialized every time f is called </text:p>
        </text:list-item>
        <text:list-item>
          <text:p text:style-name="P24"><text:span text:style-name="T27">b. v can only be accessed once in the program </text:span></text:p>
        </text:list-item>
        <text:list-item>
          <text:p text:style-name="P22">c. v retains its value between calls of f </text:p>
        </text:list-item>
        <text:list-item>
          <text:p text:style-name="P25"><text:span text:style-name="T27">d. v stays constants for all calls of f </text:span></text:p>
        </text:list-item>
      </text:list>
      <text:p text:style-name="P17"/>
      <text:p text:style-name="P66"><text:span text:style-name="T15">3. Given the C++ declaration: class A {public: int x; protected: int y;};</text:span></text:p>
      <text:p text:style-name="P69">Which of the following would be rejected by the compiler?</text:p>
      <text:p text:style-name="P69"/>
      <text:p text:style-name="P66"><text:span text:style-name="T15">a. class B: public A { void f() { x = y; }};</text:span></text:p>
      <text:p text:style-name="P72"><text:span text:style-name="T15">b. class B </text:span><text:span text:style-name="T16">{</text:span><text:span text:style-name="T17"> </text:span><text:span text:style-name="T15">void f() </text:span><text:span text:style-name="T16">{</text:span><text:span text:style-name="T17"> </text:span><text:span text:style-name="T15">A a; a.x = a.y; }};</text:span></text:p>
      <text:p text:style-name="P66"><text:span text:style-name="T15">c. class B: public A{}; class C: public B { void f() { x = y; }};</text:span></text:p>
      <text:p text:style-name="P30"><text:span text:style-name="T15">d. None of the above</text:span></text:p>
      <text:p text:style-name="P32"/>
      <text:p text:style-name="P32"/>
      <text:p text:style-name="P32"/>
      <text:p text:style-name="P32"><text:soft-page-break/></text:p>
      <text:p text:style-name="P66"><text:span text:style-name="T15">4. The output of the C++ code,</text:span></text:p>
      <text:p text:style-name="P69"/>
      <text:p text:style-name="P69">#include &lt;iostream&gt;</text:p>
      <text:p text:style-name="P69">using namespace std;</text:p>
      <text:p text:style-name="P66"><text:span text:style-name="T15">class A { public: int f(int x) { cout &lt;&lt; x &lt;&lt; " "; }};</text:span></text:p>
      <text:p text:style-name="P66"><text:span text:style-name="T15">class B: public A { public: int f(int y) { A::f(y+1); }};</text:span></text:p>
      <text:p text:style-name="P69">void g(A a, B b) { a.f(3); b.f(3); }</text:p>
      <text:p text:style-name="P69">int main() { B p; B q; g(p,q); }</text:p>
      <text:p text:style-name="P69"/>
      <text:p text:style-name="P69">would be</text:p>
      <text:p text:style-name="P69"/>
      <text:p text:style-name="P66"><text:span text:style-name="T15">a. 3 3</text:span></text:p>
      <text:p text:style-name="P66"><text:span text:style-name="T15">b. 3 4</text:span></text:p>
      <text:p text:style-name="P66"><text:span text:style-name="T15">c. 4 4</text:span></text:p>
      <text:p text:style-name="P30"><text:span text:style-name="T15">d. </text:span><text:span text:style-name="T21">None of the above</text:span><text:span text:style-name="T22"> – </text:span><text:span text:style-name="T23">won’t compile. No return on non-void functions.</text:span></text:p>
      <text:p text:style-name="P33"/>
      <text:p text:style-name="P66"><text:span text:style-name="T15">5. Given the C++ declaration: template&lt;class T&gt; class set { ...} </text:span></text:p>
      <text:p text:style-name="P66"><text:span text:style-name="T15">which of the following declarations (outside of the template) could not be correct?</text:span></text:p>
      <text:p text:style-name="P69"/>
      <text:p text:style-name="P66"><text:span text:style-name="T15">a. set s;</text:span></text:p>
      <text:p text:style-name="P66"><text:span text:style-name="T15">b. set&lt;int&gt; s;</text:span></text:p>
      <text:p text:style-name="P66"><text:span text:style-name="T15">c. set&lt;float&gt; s;</text:span></text:p>
      <text:p text:style-name="P37"><text:span text:style-name="T15">d. set&lt; set&lt;int&gt; &gt; s;</text:span></text:p>
      <text:p text:style-name="P32"/>
      <text:p text:style-name="P66"><text:span text:style-name="T15">6. Which one of the following statements is NOT true about multiple inheritance in C++?</text:span></text:p>
      <text:p text:style-name="P69"/>
      <text:p text:style-name="P66"><text:span text:style-name="T15">a. It allows a class to be considered a subclass of two other classes.</text:span></text:p>
      <text:p text:style-name="P66"><text:span text:style-name="T15">b. It allows objects of the child class to have all the members of two parent classes.</text:span></text:p>
      <text:p text:style-name="P72"><text:span text:style-name="T15">c. If a class is derived from two parent classes and both have a method with the same signature, </text:span></text:p>
      <text:p text:style-name="P70">the compiler will generate an error message.</text:p>
      <text:p text:style-name="P30"><text:span text:style-name="T15">d. A class can be derived from more than two classes.</text:span></text:p>
      <text:p text:style-name="P19"/>
      <text:p text:style-name="P17"/>
      <text:p text:style-name="P36"><text:span text:style-name="T20">Problem 3</text:span><text:span text:style-name="T15"> ( 3 points)</text:span></text:p>
      <text:p text:style-name="P66"><text:span text:style-name="T15">Turn the C++ definition: int sum(int a, int b, int c) { return a + b + c; } <text:s/></text:span></text:p>
      <text:p text:style-name="P66"><text:span text:style-name="T15">into a function template that can be used to work on any type that supports +, instead of just int.</text:span></text:p>
      <text:p text:style-name="P69"/>
      <text:p text:style-name="P68">template &lt;class T&gt;</text:p>
      <text:p text:style-name="P68"/>
      <text:p text:style-name="P68">T sum( T a, T b, T c) { return a + b + c }</text:p>
      <text:p text:style-name="P71"/>
      <text:p text:style-name="P34"/>
      <text:p text:style-name="P34"/>
      <text:p text:style-name="P34"/>
      <text:p text:style-name="P34"/>
      <text:p text:style-name="P34"/>
      <text:p text:style-name="P36"><text:soft-page-break/><text:span text:style-name="T20">Problem 4</text:span><text:span text:style-name="T15"> (10 points)</text:span></text:p>
      <text:p text:style-name="P36">Correct the syntax errors in each code segment below. <text:s/>If the code segment contains no error in the code segment, clearly write <text:span text:style-name="T31">no error</text:span> next to the code segment. <text:span text:style-name="T31">Correct syntax errors only (that means only the errors that will prevent the code from compiling)</text:span>. Assume that all variables used have been declared. </text:p>
      <text:p text:style-name="P36"/>
      <text:p text:style-name="P40">cout &lt;&lt; “Hello Worlds!”;<text:tab/><text:tab/><text:span text:style-name="T39">no error</text:span><text:span text:style-name="T35"> </text:span></text:p>
      <text:p text:style-name="P43"/>
      <text:p text:style-name="P38"/>
      <text:p text:style-name="P38">cin <text:span text:style-name="T41">&gt;&gt;</text:span> x;<text:tab/><text:tab/></text:p>
      <text:p text:style-name="P43"/>
      <text:p text:style-name="P38"/>
      <text:p text:style-name="P36"><text:span text:style-name="T32">cout &lt;&lt; “The sum of x and y is” &lt;&lt; x + y &lt;&lt; “integer units”;</text:span></text:p>
      <text:p text:style-name="P43"/>
      <text:p text:style-name="P43"/>
      <text:p text:style-name="P42"/>
      <text:p text:style-name="P38">int x = 10<text:span text:style-name="T41">;</text:span><text:tab/><text:tab/></text:p>
      <text:p text:style-name="P38">int y = 20;</text:p>
      <text:p text:style-name="P39">x = y/10;</text:p>
      <text:p text:style-name="P39"/>
      <text:p text:style-name="P38"/>
      <text:p text:style-name="P38">int x = 0;</text:p>
      <text:p text:style-name="P38">int y = 10;</text:p>
      <text:p text:style-name="P36"><text:span text:style-name="T32">int z = </text:span><text:span text:style-name="T42">x/y</text:span><text:span text:style-name="T32">; //</text:span><text:span text:style-name="T34">It would probably compile but </text:span><text:span text:style-name="T33">zero division won’t work.</text:span><text:span text:style-name="T34"> ‘</text:span><text:span text:style-name="T33">y’ as denom</text:span><text:span text:style-name="T34">inator would allow the program to actually run</text:span><text:span text:style-name="T33">.</text:span></text:p>
      <text:p text:style-name="P43"/>
      <text:p text:style-name="P42"/>
      <text:p text:style-name="P38"><text:span text:style-name="T44">int </text:span>x = 0;</text:p>
      <text:p text:style-name="P36"><text:span text:style-name="T32">cin &gt;&gt; y;<text:tab/><text:tab/></text:span></text:p>
      <text:p text:style-name="P38">if (x == y) cout &lt;&lt; “They are equal!!” &lt;&lt; endl;</text:p>
      <text:p text:style-name="P38">else<text:span text:style-name="T43">{</text:span></text:p>
      <text:p text:style-name="P38"><text:span text:style-name="T40"><text:s text:c="3"/></text:span>cout &lt;&lt; “Doesn’t matter which comes first!” &lt;&lt; endl;</text:p>
      <text:p text:style-name="P41"><text:span text:style-name="T40"><text:s text:c="3"/></text:span>cout &lt;&lt; “They are not equal!!!”<text:span text:style-name="T41">;</text:span></text:p>
      <text:p text:style-name="P54">}</text:p>
      <text:p text:style-name="P39"/>
      <text:p text:style-name="P38"/>
      <text:p text:style-name="P38">if (x =<text:span text:style-name="T43">=</text:span> y)<text:tab/></text:p>
      <text:p text:style-name="P38"><text:span text:style-name="T40"><text:s text:c="3"/></text:span>cout &lt;&lt; “X and Y are equal!” &lt;&lt; endl;</text:p>
      <text:p text:style-name="P36"><text:span text:style-name="T32">else cout &lt;&lt; “They are not equal.” &lt;&lt; endl; </text:span></text:p>
      <text:p text:style-name="P39"/>
      <text:p text:style-name="P38"/>
      <text:p text:style-name="P36"><text:span text:style-name="T32">x = 0;</text:span></text:p>
      <text:p text:style-name="P38">while (x &lt; 10)<text:span text:style-name="T43">{</text:span></text:p>
      <text:p text:style-name="P38"><text:span text:style-name="T40"><text:s text:c="2"/></text:span>x++;</text:p>
      <text:p text:style-name="P39"><text:span text:style-name="T40"><text:s text:c="2"/></text:span>cout &lt;&lt; “The value of x is: ” &lt;&lt; x;</text:p>
      <text:p text:style-name="P55">}</text:p>
      <text:p text:style-name="P39"/>
      <text:p text:style-name="P38"/>
      <text:p text:style-name="P56"><text:span text:style-name="T32">x = (y == 2);<text:tab/><text:tab/><text:tab/></text:span><text:span text:style-name="T38">no error</text:span><text:span text:style-name="T36"> </text:span></text:p>
      <text:p text:style-name="P39"/>
      <text:p text:style-name="P36"><text:span text:style-name="T32">(x + y) = z;</text:span><text:span text:style-name="T36"> ?? </text:span><text:span text:style-name="T37">what do you even want here? Z = (x+y) will compile</text:span></text:p>
      <text:p text:style-name="P44"><text:soft-page-break/></text:p>
      <text:p text:style-name="P36"><text:span text:style-name="T18">Problem 5</text:span><text:span text:style-name="T14"> (3 points)</text:span></text:p>
      <text:p text:style-name="P36"><text:span text:style-name="T14">Give an example of an abstract class declaration:</text:span></text:p>
      <text:p text:style-name="P49">class Shape {</text:p>
      <text:p text:style-name="P49">public:</text:p>
      <text:p text:style-name="P49"><text:tab/>Shape( double x, y);</text:p>
      <text:p text:style-name="P49"><text:tab/>virtual getArea();</text:p>
      <text:p text:style-name="P49"><text:tab/>virtual printArea() <text:span text:style-name="T45">= 0</text:span>;</text:p>
      <text:p text:style-name="P49">private:</text:p>
      <text:p text:style-name="P49"><text:tab/>double _x, _y;</text:p>
      <text:p text:style-name="P49">};</text:p>
      <text:p text:style-name="P48"/>
      <text:p text:style-name="P53"/>
      <text:p text:style-name="P53"/>
      <text:p text:style-name="P53"/>
      <text:p text:style-name="P36"><text:span text:style-name="T18">Problem 6</text:span><text:span text:style-name="T14"> (6 points)</text:span></text:p>
      <text:p text:style-name="P36"><text:span text:style-name="T28">Please provide definitions for the overloaded swap() function, which swaps 2 values:</text:span></text:p>
      <text:p text:style-name="P45"/>
      <text:p text:style-name="P45">//<text:span text:style-name="T46">can also just be overloaded with a template</text:span></text:p>
      <text:p text:style-name="P46">template &lt;class T&gt;</text:p>
      <text:p text:style-name="P46">void swap(T *a, T *b){</text:p>
      <text:p text:style-name="P46"><text:tab/>T temp = *a;</text:p>
      <text:p text:style-name="P46"><text:tab/>*a = *b;</text:p>
      <text:p text:style-name="P46"><text:tab/>*b = temp;</text:p>
      <text:p text:style-name="P46">}</text:p>
      <text:p text:style-name="P45"/>
      <text:p text:style-name="P47">void swap (int *a, int *b) <text:span text:style-name="T45">{</text:span></text:p>
      <text:p text:style-name="P46"><text:tab/><text:span text:style-name="T46">int</text:span> temp = *a;</text:p>
      <text:p text:style-name="P46"><text:tab/>*a = *b;</text:p>
      <text:p text:style-name="P46"><text:tab/>*b = temp;</text:p>
      <text:p text:style-name="P47"><text:span text:style-name="T45">}</text:span>;</text:p>
      <text:p text:style-name="P47">void swap (float *c, float *d) <text:span text:style-name="T45">{</text:span></text:p>
      <text:p text:style-name="P46"><text:tab/><text:span text:style-name="T46">float </text:span>temp = *<text:span text:style-name="T46">c</text:span>;</text:p>
      <text:p text:style-name="P46"><text:tab/>*<text:span text:style-name="T46">c</text:span> = *<text:span text:style-name="T46">d</text:span>;</text:p>
      <text:p text:style-name="P46"><text:tab/>*<text:span text:style-name="T46">d</text:span> = temp;</text:p>
      <text:p text:style-name="P47"><text:span text:style-name="T45">}</text:span>;</text:p>
      <text:p text:style-name="P47">void swap (char *p, char *q) <text:span text:style-name="T45">{</text:span></text:p>
      <text:p text:style-name="P46"><text:tab/><text:span text:style-name="T46">char</text:span> temp = *<text:span text:style-name="T46">p</text:span>;</text:p>
      <text:p text:style-name="P46"><text:tab/>*<text:span text:style-name="T46">p </text:span>= *<text:span text:style-name="T46">q</text:span>;</text:p>
      <text:p text:style-name="P46"><text:tab/>*<text:span text:style-name="T46">q</text:span> = temp;</text:p>
      <text:p text:style-name="P47"><text:span text:style-name="T45">}</text:span>;</text:p>
      <text:p text:style-name="P45"/>
      <text:p text:style-name="P45"/>
      <text:p text:style-name="P45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2"/>
      <text:p text:style-name="P35"/>
      <text:p text:style-name="P36"><text:span text:style-name="T19">Problem 7:</text:span><text:span text:style-name="T14"> (10 points) Create a class named Point that represents points in a three dimensional space that has the following properties:</text:span></text:p>
      <text:p text:style-name="P31"><text:s/></text:p>
      <text:p text:style-name="P15">1. It contains three double variables x, y, z representing the components as instance variables. </text:p>
      <text:p text:style-name="P26"><text:span text:style-name="T27">2. It includes a default constructor that initialize x, y, and z to 0. </text:span></text:p>
      <text:p text:style-name="P26"><text:span text:style-name="T27">3. It includes a constructor that requires three arguments one for each component. </text:span></text:p>
      <text:p text:style-name="P26"><text:span text:style-name="T27">4. It includes a method to translate the point by dx, dy, and dz in the x, y, and z direction. That is new x component should become x + dx, etc.</text:span></text:p>
      <text:p text:style-name="P48"/>
      <text:p text:style-name="P50">class Point {</text:p>
      <text:p text:style-name="P50">public:</text:p>
      <text:p text:style-name="P50"><text:tab/>Point( double x = 0, double y = 0; double z = 0 );</text:p>
      <text:p text:style-name="P51"><text:tab/><text:span text:style-name="T47">Point( double _x,_y,_z ){</text:span></text:p>
      <text:p text:style-name="P51"><text:span text:style-name="T47"><text:tab/><text:tab/>x=_x;</text:span></text:p>
      <text:p text:style-name="P51"><text:span text:style-name="T47"><text:tab/><text:tab/>y=_y;</text:span></text:p>
      <text:p text:style-name="P51"><text:span text:style-name="T47"><text:tab/><text:tab/>z=_z;</text:span></text:p>
      <text:p text:style-name="P51"><text:span text:style-name="T47"><text:tab/>};</text:span></text:p>
      <text:p text:style-name="P50"><text:tab/>translate(double dx,dy,dz){</text:p>
      <text:p text:style-name="P50"><text:tab/><text:tab/><text:span text:style-name="T47">x += dx;</text:span></text:p>
      <text:p text:style-name="P50"><text:tab/><text:tab/><text:span text:style-name="T47">y += dy;</text:span></text:p>
      <text:p text:style-name="P50"><text:tab/><text:tab/><text:span text:style-name="T47">z += dz;</text:span></text:p>
      <text:p text:style-name="P50"><text:tab/><text:span text:style-name="T47">};</text:span></text:p>
      <text:p text:style-name="P50"><text:tab/><text:tab/></text:p>
      <text:p text:style-name="P50">private:</text:p>
      <text:p text:style-name="P50"><text:tab/>double x,y,z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AVIUS+TimesNewRomanPSMT" svg:font-family="LAVIUS+TimesNewRomanPSMT, 'Times New Roman PSMT'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XBMDB+TimesNewRomanPSMT" svg:font-family="VXBMDB+TimesNewRomanPSMT, Cambria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00%" fo:text-align="justify" style:justify-single-word="false" fo:keep-with-next="always">
        <style:tab-stops>
          <style:tab-stop style:position="0.25in"/>
          <style:tab-stop style:position="0.5in"/>
          <style:tab-stop style:position="1.25in"/>
          <style:tab-stop style:position="1.5in"/>
          <style:tab-stop style:position="2.3752in"/>
          <style:tab-stop style:position="2.6252in"/>
          <style:tab-stop style:position="2.8752in"/>
          <style:tab-stop style:position="3.5in"/>
          <style:tab-stop style:position="3.75in"/>
          <style:tab-stop style:position="4.75in"/>
          <style:tab-stop style:position="5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Default" style:family="paragraph">
      <style:paragraph-properties fo:orphans="0" fo:widows="0" style:text-autospace="none" style:writing-mode="lr-tb"/>
      <style:text-properties fo:color="#000000" loext:opacity="100%" style:font-name="VXBMDB+TimesNewRomanPSMT" fo:font-family="VXBMDB+TimesNewRomanPSMT, Cambria" style:font-family-generic="roman" fo:font-size="12pt" fo:language="en" fo:country="US" style:font-name-asian="Times New Roman" style:font-family-asian="'Times New Roman'" style:font-family-generic-asian="roman" style:font-pitch-asian="variable" style:font-size-asian="12pt" style:font-name-complex="VXBMDB+TimesNewRomanPSMT" style:font-family-complex="VXBMDB+TimesNewRomanPSMT, Cambria" style:font-family-generic-complex="roman" style:font-size-complex="12pt" style:language-complex="ar" style:country-complex="SA"/>
    </style:style>
    <style:style style:name="CM10" style:family="paragraph" style:parent-style-name="Default" style:next-style-name="Defaul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1" style:family="paragraph" style:parent-style-name="Default" style:next-style-name="Defaul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1665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5" style:family="paragraph" style:parent-style-name="Default" style:next-style-name="Default">
      <style:paragraph-properties style:line-height-at-least="0.1665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6" style:family="paragraph" style:parent-style-name="Default" style:next-style-name="Default">
      <style:paragraph-properties style:line-height-at-least="0.2055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style:line-height-at-least="0.1945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style:line-height-at-least="0.1945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style:line-height-at-least="0.1945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M14" style:family="paragraph" style:parent-style-name="Default" style:next-style-name="Default">
      <style:text-properties fo:color="#000000" loext:opacity="100%" style:font-name="LAVIUS+TimesNewRomanPSMT" fo:font-family="LAVIUS+TimesNewRomanPSMT, 'Times New Roman PSMT'" style:font-family-generic="roman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M2" style:family="paragraph" style:parent-style-name="Default" style:next-style-name="Default">
      <style:paragraph-properties style:line-height-at-least="0.2083in"/>
      <style:text-properties fo:color="#000000" loext:opacity="100%" style:font-name="LAVIUS+TimesNewRomanPSMT" fo:font-family="LAVIUS+TimesNewRomanPSMT, 'Times New Roman PSMT'" style:font-family-generic="roman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M15" style:family="paragraph" style:parent-style-name="Default" style:next-style-name="Default">
      <style:text-properties fo:color="#000000" loext:opacity="100%" style:font-name="LAVIUS+TimesNewRomanPSMT" fo:font-family="LAVIUS+TimesNewRomanPSMT, 'Times New Roman PSMT'" style:font-family-generic="roman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TML_20_Preformatted" style:display-name="HTML Preformatted" style:family="paragraph" style:parent-style-name="Standard">
      <loext:graphic-properties draw:fill="solid" draw:fill-color="#dadada"/>
      <style:paragraph-properties fo:margin-left="0.3126in" fo:margin-right="0.3126in" fo:margin-top="0in" fo:margin-bottom="0in" style:contextual-spacing="false" fo:line-height="100%" fo:text-indent="0in" style:auto-text-indent="false" fo:background-color="#dadad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9z0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text">
      <style:text-properties fo:font-size="11pt" style:font-name-asian="Times New Roman" style:font-family-asian="'Times New Roman'" style:font-family-generic-asian="roman" style:font-pitch-asian="variable" style:font-size-asian="11pt" style:font-size-complex="11pt"/>
    </style:style>
    <style:style style:name="Footer_20_Char" style:display-name="Footer Char" style:family="text">
      <style:text-properties fo:font-size="11pt" style:font-name-asian="Times New Roman" style:font-family-asian="'Times New Roman'" style:font-family-generic-asian="roman" style:font-pitch-asian="variable" style:font-size-asian="11pt" style:font-size-complex="11pt"/>
    </style:style>
    <style:style style:name="HTML_20_Preformatted_20_Char" style:display-name="HTML Preformatted Char" style:family="text">
      <style:text-properties style:font-name="Courier New" fo:font-family="'Courier New'" style:font-family-generic="modern" fo:font-size="12pt" fo:background-color="#dadada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98in" fo:margin-bottom="0.5in" fo:margin-left="0.4181in" fo:margin-right="0.3311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764in" fo:margin-top="0.1374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Roman V. Yampolskiy</meta:initial-creator>
    <meta:creation-date>2008-11-07T18:46:00</meta:creation-date>
    <dc:date>2024-04-10T13:08:08.996164733</dc:date>
    <meta:print-date>2015-04-07T17:07:00</meta:print-date>
    <meta:editing-cycles>32</meta:editing-cycles>
    <meta:editing-duration>PT1H41M31S</meta:editing-duration>
    <meta:document-statistic meta:table-count="1" meta:image-count="0" meta:object-count="0" meta:page-count="6" meta:paragraph-count="162" meta:word-count="1124" meta:character-count="5619" meta:non-whitespace-character-count="4564"/>
    <meta:generator>LibreOffice/7.3.7.2$Linux_X86_64 LibreOffice_project/30$Build-2</meta:generator>
  </office:meta>
</office:document-meta>
</file>